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8pt" fo:language="fr" fo:country="FR" fo:background-color="#ffffff"/>
    </style:style>
    <style:style style:name="P2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/>
    </style:style>
    <style:style style:name="P7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 style:font-size-asian="11pt" style:font-size-complex="11pt"/>
    </style:style>
    <style:style style:name="P8" style:family="paragraph" style:parent-style-name="Text_20_body">
      <style:paragraph-properties fo:margin-top="0cm" fo:margin-bottom="0cm" style:shadow="none"/>
      <style:text-properties style:font-name="Arial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Arial"/>
    </style:style>
    <style:style style:name="P10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1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12" style:family="paragraph" style:parent-style-name="Text_20_body" style:master-page-name="">
      <style:paragraph-properties fo:margin-top="0cm" fo:margin-bottom="0cm" fo:keep-together="always" style:page-number="auto"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4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8pt" style:font-size-asian="8pt" style:font-size-complex="8pt"/>
    </style:style>
    <style:style style:name="P17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0000" fo:language="fr" fo:country="FR"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14">%=LIBELLE_REF=%</text:p>
      <text:p text:style-name="P13">%=GESTIONNAIRE=%</text:p>
      <text:p text:style-name="P13">%=LIBELLE_TEL=%</text:p>
      <text:p text:style-name="P11">%=IS_COPIE=%</text:p>
      <text:p text:style-name="P10">%=NSS=%<text:tab/><text:tab/><text:tab/><text:tab/><text:tab/><text:span text:style-name="T3">%=DATE_ET_LIEU=%</text:span></text:p>
      <text:p text:style-name="P10">%=AYANT_DROIT=%</text:p>
      <text:p text:style-name="P9"/>
      <text:p text:style-name="P2">%=titreDecision=%</text:p>
      <text:p text:style-name="P3"/>
      <text:p text:style-name="P17">%=TITRE=%</text:p>
      <text:p text:style-name="P3"/>
      <text:p text:style-name="P4">%=PARAGRAPHE1=%</text:p>
      <text:p text:style-name="P4"/>
      <text:p text:style-name="P4">%=PARAGRAPHE2=%</text:p>
      <text:p text:style-name="P3"/>
      <text:p text:style-name="P3">%=PARAGRAPHE3=% <text:span text:style-name="T2">%=PARAGRAPHE3_GRAS=%</text:span></text:p>
      <text:p text:style-name="P3"/>
      <text:p text:style-name="P3">%=PARAGRAPHE4=%</text:p>
      <text:p text:style-name="P3"/>
      <text:p text:style-name="P3">%#include tabCalculDecisionRegimeOctroiRFM#%</text:p>
      <text:p text:style-name="P3"/>
      <text:p text:style-name="P3">%=PARAGRAPHE5=%</text:p>
      <text:p text:style-name="P3"/>
      <text:p text:style-name="P3">%#include tabDecompteDecisionRegimeOctroiRFM#%</text:p>
      <text:p text:style-name="P3"/>
      <text:p text:style-name="P12">%=PARAGRAPHE6=%</text:p>
      <text:p text:style-name="P3"/>
      <text:p text:style-name="P3">%#include tabVersementDecisionRegimeOctroiRFM#%</text:p>
      <text:p text:style-name="P3"/>
      <text:p text:style-name="P5">%=PARAGRAPHE7_TITRE=%</text:p>
      <text:p text:style-name="P3">%=PARAGRAPHE7_TEXTE=%</text:p>
      <text:p text:style-name="P3"/>
      <text:p text:style-name="P3">%=PARAGRAPHE8=%</text:p>
      <text:p text:style-name="P3"/>
      <text:p text:style-name="P3">%=PARAGRAPHE9=%</text:p>
      <text:p text:style-name="P3"/>
      <text:p text:style-name="P3">%=SALUTATIONS=%</text:p>
      <text:p text:style-name="P7"/>
      <text:p text:style-name="P7">                                                                                                          %#include signatureRFM#%</text:p>
      <text:p text:style-name="P15"/>
      <text:p text:style-name="P15"/>
      <text:p text:style-name="P16"><text:span text:style-name="T2">%=PARAGRAPHE11_TITRE=% </text:span>%=PARAGRAPHE11_TEXTE=%</text:p>
      <text:p text:style-name="P6"/>
      <text:p text:style-name="P8">%=pushToEnd()=%<text:span text:style-name="T1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24T16:56:22</dc:date>
    <meta:editing-cycles>19</meta:editing-cycles>
    <meta:editing-duration>PT7H28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47" meta:character-count="715"/>
  </office:meta>
</office:document-meta>
</file>